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8">
      <style:paragraph-properties fo:margin-top="0in" fo:margin-bottom="0in" style:contextual-spacing="false"/>
      <style:text-properties style:font-name="Brix Slab Regular"/>
    </style:style>
    <style:style style:name="P25" style:family="paragraph" style:parent-style-name="Text_20_body" style:list-style-name="L8">
      <style:text-properties style:font-name="Brix Slab Regular"/>
    </style:style>
    <style:style style:name="P26" style:family="paragraph" style:parent-style-name="Text_20_body" style:list-style-name="L10">
      <style:paragraph-properties fo:margin-top="0in" fo:margin-bottom="0in" style:contextual-spacing="false"/>
      <style:text-properties style:font-name="Brix Slab Regular"/>
    </style:style>
    <style:style style:name="P27" style:family="paragraph" style:parent-style-name="Text_20_body" style:list-style-name="L10">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as </text:span><text:span text:style-name="Strong_20_Emphasis"><text:span text:style-name="T1">senseBox LAN Bee</text:span></text:span><text:span text:style-name="T1"> ist ein Erweiterungsmodul für die senseBox-Plattform, das eine kabelgebundene Netzwerkverbindung über Ethernet ermöglicht. Es ist für Anwendungen konzipiert, bei denen eine stabile und schnelle Datenübertragung erforderlich ist, wie beispielsweise bei der kontinuierlichen Überwachung von Umweltparametern oder in anderen datenintensiven Projekten. Das Modul nutzt das XBee-kompatible Format, wodurch es einfach in die entsprechenden Steckplätze auf der senseBox MCU eingesteckt werden kann.</text:span></text:p>
      <text:p text:style-name="P5"/>
      <text:h text:style-name="P2" text:outline-level="3">Ausführliches Datenblatt für das senseBox LAN Bee</text:h>
      <text:h text:style-name="P3" text:outline-level="4">Allgemeine Informationen</text:h>
      <text:list xml:id="list1340901378" text:style-name="L1">
        <text:list-item>
          <text:p text:style-name="P7"><text:span text:style-name="Strong_20_Emphasis"><text:span text:style-name="T1">Produktname:</text:span></text:span><text:span text:style-name="T1"> senseBox LAN Bee</text:span></text:p>
        </text:list-item>
        <text:list-item>
          <text:p text:style-name="P7"><text:span text:style-name="Strong_20_Emphasis"><text:span text:style-name="T1">Typ:</text:span></text:span><text:span text:style-name="T1"> Ethernet-Modul</text:span></text:p>
        </text:list-item>
        <text:list-item>
          <text:p text:style-name="P7"><text:span text:style-name="Strong_20_Emphasis"><text:span text:style-name="T1">Basischip:</text:span></text:span><text:span text:style-name="T1"> W5500 Ethernet Controller</text:span></text:p>
        </text:list-item>
        <text:list-item>
          <text:p text:style-name="P6"><text:span text:style-name="Strong_20_Emphasis"><text:span text:style-name="T1">Einsatzbereiche:</text:span></text:span><text:span text:style-name="T1"> Kabelgebundene Netzwerkverbindung, Datenübertragung, IoT, Umweltüberwachung</text:span></text:p>
        </text:list-item>
      </text:list>
      <text:h text:style-name="P3" text:outline-level="4">Hardware-Spezifikationen</text:h>
      <text:h text:style-name="P4" text:outline-level="5">Netzwerk-Schnittstellen</text:h>
      <text:list xml:id="list1510070668" text:style-name="L2">
        <text:list-item>
          <text:p text:style-name="P9"><text:span text:style-name="Strong_20_Emphasis"><text:span text:style-name="T1">Netzwerkschnittstelle:</text:span></text:span><text:span text:style-name="T1"> 10/100 Mbit/s Ethernet</text:span></text:p>
        </text:list-item>
        <text:list-item>
          <text:p text:style-name="P9"><text:span text:style-name="Strong_20_Emphasis"><text:span text:style-name="T1">Kommunikationsprotokolle:</text:span></text:span><text:span text:style-name="T1"> TCP/IP, UDP, ICMP, IPv4, ARP, IGMP, PPPoE</text:span></text:p>
        </text:list-item>
        <text:list-item>
          <text:p text:style-name="P9"><text:span text:style-name="Strong_20_Emphasis"><text:span text:style-name="T1">Standard:</text:span></text:span><text:span text:style-name="T1"> IEEE 802.3 (Ethernet)</text:span></text:p>
        </text:list-item>
        <text:list-item>
          <text:p text:style-name="P9"><text:span text:style-name="Strong_20_Emphasis"><text:span text:style-name="T1">Anschluss:</text:span></text:span><text:span text:style-name="T1"> RJ45-Buchse für standardisierte Ethernet-Kabel</text:span></text:p>
        </text:list-item>
        <text:list-item>
          <text:p text:style-name="P8"><text:span text:style-name="Strong_20_Emphasis"><text:span text:style-name="T1">MAC-Adresse:</text:span></text:span><text:span text:style-name="T1"> Integrierter MAC-Adressspeicher, hardwarebasiert</text:span></text:p>
        </text:list-item>
      </text:list>
      <text:h text:style-name="P4" text:outline-level="5">Elektrische Eigenschaften</text:h>
      <text:list xml:id="list1825714191" text:style-name="L3">
        <text:list-item>
          <text:p text:style-name="P11"><text:span text:style-name="Strong_20_Emphasis"><text:span text:style-name="T1">Betriebsspannung:</text:span></text:span><text:span text:style-name="T1"> 3.3V (bereitgestellt durch die senseBox MCU)</text:span></text:p>
        </text:list-item>
        <text:list-item>
          <text:p text:style-name="P11"><text:span text:style-name="Strong_20_Emphasis"><text:span text:style-name="T1">Stromverbrauch:</text:span></text:span></text:p>
          <text:list>
            <text:list-item>
              <text:p text:style-name="P11"><text:span text:style-name="Strong_20_Emphasis"><text:span text:style-name="T1">Aktivmodus:</text:span></text:span><text:span text:style-name="T1"> Typischerweise 120 mA</text:span></text:p>
            </text:list-item>
            <text:list-item>
              <text:p text:style-name="P10"><text:span text:style-name="Strong_20_Emphasis"><text:span text:style-name="T1">Standby-Modus:</text:span></text:span><text:span text:style-name="T1"> Sehr geringer Stromverbrauch, energiesparend</text:span></text:p>
            </text:list-item>
          </text:list>
        </text:list-item>
      </text:list>
      <text:h text:style-name="P4" text:outline-level="5">Schnittstellen und Kommunikation</text:h>
      <text:list xml:id="list3510276511" text:style-name="L4">
        <text:list-item>
          <text:p text:style-name="P13"><text:span text:style-name="Strong_20_Emphasis"><text:span text:style-name="T1">Kommunikationsschnittstelle:</text:span></text:span><text:span text:style-name="T1"> SPI (Serial Peripheral Interface) zur Datenübertragung zwischen LAN Bee und senseBox MCU</text:span></text:p>
        </text:list-item>
        <text:list-item>
          <text:p text:style-name="P12"><text:span text:style-name="Strong_20_Emphasis"><text:span text:style-name="T1">SPI-Geschwindigkeit:</text:span></text:span><text:span text:style-name="T1"> Bis zu 80 MHz</text:span></text:p>
        </text:list-item>
      </text:list>
      <text:h text:style-name="P4" text:outline-level="5">Physische Eigenschaften</text:h>
      <text:list xml:id="list2888311363" text:style-name="L5">
        <text:list-item>
          <text:p text:style-name="P15"><text:span text:style-name="Strong_20_Emphasis"><text:span text:style-name="T1">Abmessungen:</text:span></text:span></text:p>
          <text:list>
            <text:list-item>
              <text:p text:style-name="P15"><text:span text:style-name="Strong_20_Emphasis"><text:span text:style-name="T1">Länge:</text:span></text:span><text:span text:style-name="T1"> 24.38 mm</text:span></text:p>
            </text:list-item>
            <text:list-item>
              <text:p text:style-name="P15"><text:span text:style-name="Strong_20_Emphasis"><text:span text:style-name="T1">Breite:</text:span></text:span><text:span text:style-name="T1"> 32.94 mm</text:span></text:p>
            </text:list-item>
            <text:list-item>
              <text:p text:style-name="P15"><text:span text:style-name="Strong_20_Emphasis"><text:span text:style-name="T1">Höhe:</text:span></text:span><text:span text:style-name="T1"> Abhängig von der Bauweise, typischerweise ca. 25 mm (inkl. RJ45-Buchse)</text:span></text:p>
            </text:list-item>
          </text:list>
        </text:list-item>
        <text:list-item>
          <text:p text:style-name="P15"><text:span text:style-name="Strong_20_Emphasis"><text:span text:style-name="T1">Gewicht:</text:span></text:span><text:span text:style-name="T1"> Ca. 15 g</text:span></text:p>
        </text:list-item>
        <text:list-item>
          <text:p text:style-name="P14"><text:span text:style-name="Strong_20_Emphasis"><text:span text:style-name="T1">Formfaktor:</text:span></text:span><text:span text:style-name="T1"> XBee-kompatibel, direkter Anschluss an die senseBox MCU</text:span></text:p>
        </text:list-item>
      </text:list>
      <text:h text:style-name="P3" text:outline-level="4"><text:soft-page-break/>Funktionen und Merkmale</text:h>
      <text:list xml:id="list471850274" text:style-name="L6">
        <text:list-item>
          <text:p text:style-name="P17"><text:span text:style-name="Strong_20_Emphasis"><text:span text:style-name="T1">Schnelle Datenübertragung:</text:span></text:span><text:span text:style-name="T1"> Unterstützt 10/100 Mbit/s Ethernet für schnelle und stabile Datenverbindungen.</text:span></text:p>
        </text:list-item>
        <text:list-item>
          <text:p text:style-name="P17"><text:span text:style-name="Strong_20_Emphasis"><text:span text:style-name="T1">Integrierte Protokollstapel:</text:span></text:span><text:span text:style-name="T1"> Hardware-unterstützte Protokollstapel für TCP/IP, UDP, ICMP, IPv4, ARP, IGMP, PPPoE, was die Verarbeitungsgeschwindigkeit erhöht und die Belastung der MCU reduziert.</text:span></text:p>
        </text:list-item>
        <text:list-item>
          <text:p text:style-name="P17"><text:span text:style-name="Strong_20_Emphasis"><text:span text:style-name="T1">Multisocket-Unterstützung:</text:span></text:span><text:span text:style-name="T1"> Bis zu 8 simultane Sockets zur gleichzeitigen Verarbeitung mehrerer Verbindungen.</text:span></text:p>
        </text:list-item>
        <text:list-item>
          <text:p text:style-name="P16"><text:span text:style-name="Strong_20_Emphasis"><text:span text:style-name="T1">MAC/PHY Integriert:</text:span></text:span><text:span text:style-name="T1"> Hardware MAC- und PHY-Layer für verbesserte Netzwerkleistung und Zuverlässigkeit.</text:span></text:p>
        </text:list-item>
      </text:list>
      <text:h text:style-name="P3" text:outline-level="4">Anwendungsbereiche</text:h>
      <text:list xml:id="list1940289779" text:style-name="L7">
        <text:list-item>
          <text:p text:style-name="P19"><text:span text:style-name="Strong_20_Emphasis"><text:span text:style-name="T1">Umweltüberwachung:</text:span></text:span><text:span text:style-name="T1"> Ideal für stationäre Anwendungen, die kontinuierliche Datenübertragung für Umweltdaten erfordern.</text:span></text:p>
        </text:list-item>
        <text:list-item>
          <text:p text:style-name="P19"><text:span text:style-name="Strong_20_Emphasis"><text:span text:style-name="T1">IoT-Projekte:</text:span></text:span><text:span text:style-name="T1"> Sicherstellung einer stabilen und schnellen Verbindung für IoT-Anwendungen, die zuverlässige Datenkommunikation erfordern.</text:span></text:p>
        </text:list-item>
        <text:list-item>
          <text:p text:style-name="P19"><text:span text:style-name="Strong_20_Emphasis"><text:span text:style-name="T1">Bildung und Forschung:</text:span></text:span><text:span text:style-name="T1"> Verwendbar in Bildungs- und Forschungsprojekten zur Demonstration von Ethernet-basierten Netzwerken und Datenübertragung.</text:span></text:p>
        </text:list-item>
        <text:list-item>
          <text:p text:style-name="P18"><text:span text:style-name="Strong_20_Emphasis"><text:span text:style-name="T1">Datenlogging und -übertragung:</text:span></text:span><text:span text:style-name="T1"> Verbindung von Sensoren und Aktoren mit zentralen Servern oder Datenbanken für Echtzeit-Datenverarbeitung und -analyse.</text:span></text:p>
        </text:list-item>
      </text:list>
      <text:h text:style-name="P3" text:outline-level="4">Sicherheits- und Nutzungsrichtlinien</text:h>
      <text:list xml:id="list2500324041" text:style-name="L8">
        <text:list-item>
          <text:p text:style-name="P20"><text:span text:style-name="Strong_20_Emphasis"><text:span text:style-name="T1">Elektrische Sicherheit:</text:span></text:span></text:p>
          <text:list>
            <text:list-item>
              <text:p text:style-name="P24">Sicherstellen, dass die Betriebsspannung 3.3V nicht überschreitet, um das Modul und die angeschlossene Hardware zu schützen.</text:p>
            </text:list-item>
            <text:list-item>
              <text:p text:style-name="P24">Vermeiden von Kurzschlüssen zwischen den Pins und dem Netzwerkanschluss.</text:p>
            </text:list-item>
          </text:list>
        </text:list-item>
        <text:list-item>
          <text:p text:style-name="P20"><text:span text:style-name="Strong_20_Emphasis"><text:span text:style-name="T1">Netzwerksicherheit:</text:span></text:span></text:p>
          <text:list>
            <text:list-item>
              <text:p text:style-name="P25">Implementieren von Sicherheitsmaßnahmen wie Firewalls und sichere Netzwerkprotokolle, um unbefugten Zugriff auf das Netzwerk zu verhindern.</text:p>
            </text:list-item>
          </text:list>
        </text:list-item>
      </text:list>
      <text:h text:style-name="P3" text:outline-level="4">Verpackung und Lieferung</text:h>
      <text:list xml:id="list3297815128" text:style-name="L9">
        <text:list-item>
          <text:p text:style-name="P22"><text:span text:style-name="Strong_20_Emphasis"><text:span text:style-name="T1">Lieferumfang:</text:span></text:span><text:span text:style-name="T1"> senseBox LAN Bee Modul, Kurzanleitung</text:span></text:p>
        </text:list-item>
        <text:list-item>
          <text:p text:style-name="P21"><text:span text:style-name="Strong_20_Emphasis"><text:span text:style-name="T1">Verpackung:</text:span></text:span><text:span text:style-name="T1"> Antistatische Verpackung zum Schutz vor elektrostatischen Entladungen</text:span></text:p>
        </text:list-item>
      </text:list>
      <text:h text:style-name="P3" text:outline-level="4">Hinweise und Empfehlungen</text:h>
      <text:list xml:id="list1900450967" text:style-name="L10">
        <text:list-item>
          <text:p text:style-name="P23"><text:span text:style-name="Strong_20_Emphasis"><text:span text:style-name="T1">Software-Integration:</text:span></text:span></text:p>
          <text:list>
            <text:list-item>
              <text:p text:style-name="P26">Unterstützung durch Arduino-Bibliotheken wie Ethernet.h und UIPEthernet.h für einfache Programmierung und Netzwerksteuerung.</text:p>
            </text:list-item>
            <text:list-item>
              <text:p text:style-name="P26">Beispielcodes und Tutorials verfügbar, um die Implementierung zu erleichtern.</text:p>
            </text:list-item>
          </text:list>
        </text:list-item>
        <text:list-item>
          <text:p text:style-name="P23"><text:span text:style-name="Strong_20_Emphasis"><text:span text:style-name="T1">Erweiterungsmöglichkeiten:</text:span></text:span></text:p>
          <text:list>
            <text:list-item>
              <text:p text:style-name="P27">Kann zusammen mit anderen senseBox Modulen verwendet werden, um umfassende Datenüberwachung und Steuerungsanwendungen zu realisieren.</text:p>
            </text:list-item>
          </text:list>
        </text:list-item>
      </text:list>
      <text:p text:style-name="P1"><text:soft-page-break/></text:p>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s senseBox LAN Bee Moduls auf Basis des W5500 Ethernet Controller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50:55.028214353</meta:creation-date>
    <dc:date>2024-07-30T11:51:35.738607895</dc:date>
    <meta:editing-duration>PT42S</meta:editing-duration>
    <meta:editing-cycles>1</meta:editing-cycles>
    <meta:document-statistic meta:table-count="0" meta:image-count="0" meta:object-count="0" meta:page-count="3" meta:paragraph-count="55" meta:word-count="492" meta:character-count="4173" meta:non-whitespace-character-count="3777"/>
    <meta:generator>LibreOffice/7.3.7.2$Linux_X86_64 LibreOffice_project/30$Build-2</meta:generator>
  </office:meta>
</office:document-meta>
</file>